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A9000000C157E5132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Standard">
      <style:paragraph-properties fo:text-align="center" style:justify-single-word="false"/>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h text:style-name="Heading_20_1" text:outline-level="1">ACTA DE RECEPCION DEFINITIVA</text:h>
      <text:p text:style-name="P2"/>
      <text:p text:style-name="P3"/>
      <text:p text:style-name="P3">OBRA:<text:database-display text:table-name="Acta" text:table-type="table" text:column-name="var.DescripcionObra" text:database-name="Actas">&lt;var.DescripcionObra&gt;</text:database-display></text:p>
      <text:p text:style-name="P3"/>
      <text:p text:style-name="P4">EMPRESA:<text:database-display text:table-name="Acta" text:table-type="table" text:column-name="var.EmpresaContratista" text:database-name="Actas">&lt;var.EmpresaContratista&gt;</text:database-display> <text:s text:c="19"/>CONTRATO No.<text:database-display text:table-name="Acta" text:table-type="table" text:column-name="var.CodigoContrato" text:database-name="Actas">&lt;var.CodigoContrato&gt;</text:database-display></text:p>
      <text:p text:style-name="P3"/>
      <text:p text:style-name="P3"/>
      <text:p text:style-name="Text_20_body"><text:tab/>Entre el Instituto Autónomo Ferrocarriles del Estado, representado en este Acto por los ciudadanos:</text:p>
      <text:p text:style-name="P3"><text:s text:c="92"/></text:p>
      <text:p text:style-name="P3">Ingeniero Inspector, <text:database-display text:table-name="Acta" text:table-type="table" text:column-name="var.NombreInspector" text:database-name="Actas">&lt;var.NombreInspector&gt;</text:database-display>; Jefe de la División de Ejecución, <text:s text:c="25"/><text:tab/> <text:s text:c="37"/>quienes actúan suficientemente autorizados por el ciudadano Presidente del Instituto, por una parte; y por la otra, el <text:database-display text:table-name="Acta" text:table-type="table" text:column-name="var.RepresentanteContratista" text:database-name="Actas">&lt;var.RepresentanteContratista&gt;</text:database-display>, en representación de la Empresa se ha procedido a efectuar la RECEPCION DEFINITIVA de los trabajos consistentes en: <text:span text:style-name="T1"><text:database-display text:table-name="Acta" text:table-type="table" text:column-name="var.ObjetoContrato" text:database-name="Actas">&lt;var.ObjetoContrato&gt;</text:database-display></text:span>, los cuales fueron concluídos en fecha <text:database-display text:table-name="Acta" text:table-type="table" text:column-name="var.DiaCulminacionEnLetras" text:database-name="Actas">&lt;var.DiaCulminacionEnLetras&gt;</text:database-display> del mes de <text:database-display text:table-name="Acta" text:table-type="table" text:column-name="var.MesCulminacionEnLetras" text:database-name="Actas">&lt;var.MesCulminacionEnLetras&gt;</text:database-display> del año <text:database-display text:table-name="Acta" text:table-type="table" text:column-name="var.AnoCulminacionEnLetras" text:database-name="Actas">&lt;var.AnoCulminacionEnLetras&gt;</text:database-display> , según Acta levantada al efecto y ejecutados según Contrato No. <text:database-display text:table-name="Acta" text:table-type="table" text:column-name="var.CodigoContrato" text:database-name="Actas">&lt;var.CodigoContrato&gt;</text:database-display>, de fecha <text:database-display text:table-name="Acta" text:table-type="table" text:column-name="var.FechaContrato" text:database-name="Actas">&lt;var.FechaContrato&gt;</text:database-display>, en la forma siguiente:</text:p>
      <text:p text:style-name="P3"/>
      <text:p text:style-name="P3">PRIMERA: Los representantes del Instituto Autónomo Ferrocarriles del Estado, luego de haber constatado que el Contratista que el Contratista ejecutó la obra anteriormente mencionada de acuerdo a las Normas, Específicaciones, Planos y demás documentos del referido Contrato, declaran aceptada definitivamente dicha Obra, de conformidad con lo dispuesto en la cláusula 109 del citado Contrato.</text:p>
      <text:p text:style-name="P3"/>
      <text:p text:style-name="P3">SEGUNDA: Es entendido que ni la Aceptación Definitiva de la Obra, ni el pago que hará el Instituto de las relaciones de trabajo por cancelar, eximen al Contratista de la Responsabilidad Civil, establecida en el Artículo No. 1637 del Código Civil vigente, por defecto o vicios ocultos en la Obra.</text:p>
      <text:p text:style-name="P3"/>
      <text:p text:style-name="P3">TERCERA: El monto de la Obra es de Bs. <text:database-display text:table-name="Acta" text:table-type="table" text:column-name="var.MontoContratoLetras" text:database-name="Actas">&lt;var.MontoContratoLetras&gt;</text:database-display></text:p>
      <text:p text:style-name="P3"/>
      <text:p text:style-name="P3">CUARTA: Quedan las partes contratantes obligadas a liquidar sus obligaciones pendientes.</text:p>
      <text:p text:style-name="P3"/>
      <text:p text:style-name="P3"><text:tab/>En prueba de conformidad se firman <text:s text:c="30"/>ejemplares de un mismo tenor, y a un solo efecto en la ciudad de <text:s text:c="33"/>a los <text:database-display text:table-name="Acta" text:table-type="table" text:column-name="var.DiaEnLetras" text:database-name="Actas">&lt;var.DiaEnLetras&gt;</text:database-display> <text:s text:c="25"/>día(s) del mes de <text:database-display text:table-name="Acta" text:table-type="table" text:column-name="var.MesEnLetras" text:database-name="Actas">&lt;var.MesEnLetras&gt;</text:database-display> <text:s/>de <text:database-display text:table-name="Acta" text:table-type="table" text:column-name="var.AnoEnLetras" text:database-name="Actas">&lt;var.AnoEnLetras&gt;</text:database-display></text:p>
      <text:p text:style-name="P3"/>
      <text:p text:style-name="P3"/>
      <text:p text:style-name="P3"/>
      <text:p text:style-name="P3"/>
      <text:p text:style-name="P3"/>
      <text:p text:style-name="P3">ING. INSPECTOR <text:s text:c="78"/>CONTRATISTA </text:p>
      <text:p text:style-name="P3"/>
      <text:p text:style-name="P3"/>
      <text:p text:style-name="P3"/>
      <text:p text:style-name="P3"/>
      <text:p text:style-name="P5"/>
      <text:p text:style-name="P5">ING. JEFE DIVISION DE EJECUC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es" fo:country="ES"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35.565cm" style:num-format="1" style:print-orientation="portrait" fo:margin-top="1.27cm" fo:margin-bottom="2.501cm" fo:margin-left="3cm" fo:margin-right="3cm" style:writing-mode="lr-tb" style:layout-grid-color="#c0c0c0" style:layout-grid-lines="5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page-layout>
  </office:automatic-styles>
  <office:master-styles>
    <style:master-page style:name="Standard" style:page-layout-name="pm1">
      <style:header>
        <text:p text:style-name="Header"><draw:frame draw:style-name="fr1" draw:name="IAFE" text:anchor-type="as-char" svg:width="5.218cm" svg:height="2.328cm" draw:z-index="0"><draw:image xlink:href="Pictures/10000000000001A9000000C157E5132C.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Ethan Frome</dc:title>
    <meta:initial-creator>EW/LN/CB</meta:initial-creator>
    <meta:creation-date>2004-02-03T15:02:00</meta:creation-date>
    <dc:date>2006-07-21T08:55:04</dc:date>
    <meta:print-date>1997-01-07T08:02:00</meta:print-date>
    <meta:keyword>Ethan</meta:keyword>
    <dc:language>es-ES</dc:language>
    <meta:editing-cycles>5</meta:editing-cycles>
    <meta:editing-duration>PT51M46S</meta:editing-duration>
    <meta:user-defined meta:name="Info 1"/>
    <meta:user-defined meta:name="Info 2"/>
    <meta:user-defined meta:name="Info 3"/>
    <meta:user-defined meta:name="Info 4"/>
    <meta:document-statistic meta:table-count="0" meta:image-count="1" meta:object-count="0" meta:page-count="1" meta:paragraph-count="14" meta:word-count="253" meta:character-count="1969"/>
  </office:meta>
</office:document-meta>
</file>